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e and Time Functions </text:p>
      <text:p text:style-name="Standard"/>
      <text:p text:style-name="Standard">Working with dates and time in many Basic languages can be problematic due tothe lack of date and time functions. FreeBasic however, has a rich set of date and time </text:p>
      <text:p text:style-name="Standard">functions, and when used in combination with the Format function, which you will see inthe next chapter, you can easily handle any date or time problem you may encounter. </text:p>
      <text:p text:style-name="Standard"/>
      <text:p text:style-name="Standard">Intrinsic Date and Time Functions </text:p>
      <text:p text:style-name="Standard"/>
      <text:p text:style-name="Standard">FreeBasic includes the standard date and time functions that you see in most Basiclanguages. The following table lists these functions. </text:p>
      <text:p text:style-name="Standard"/>
      <text:p text:style-name="Standard">Function Syntax Comment </text:p>
      <text:p text:style-name="Standard">Date B = Date Returns the current systemdate as a string. </text:p>
      <text:p text:style-name="Standard">Setdate B = Setdate(date_string) Sets the system date todate_string, returning 0 onsuccess and non-zro on </text:p>
      <text:p text:style-name="Standard">failure. Date string must bein one of the followingformats: mm-dd-yy", "mmdd-</text:p>
      <text:p text:style-name="Standard">yyyy", "mm/dd/yy", or"mm/dd/yyyy". </text:p>
      <text:p text:style-name="Standard">Settime B = Settime(time_string) Sets the system time totime_string, returning 0 onsuccess and non-zero on </text:p>
      <text:p text:style-name="Standard">failure. Time string must bein one of the followingformats: "hh:mm:ss", </text:p>
      <text:p text:style-name="Standard">"hh:mm", or "hh". </text:p>
      <text:p text:style-name="Standard">Time B = Time Returns the current systemtime as a string. </text:p>
      <text:p text:style-name="Standard">Timer B = Timer Returns the number of </text:p>
      <text:p text:style-name="Standard">seconds since the computerwas started as a double-</text:p>
      <text:p text:style-name="Standard">type value. If the computer'sCPU supports thePerformance Counter, than </text:p>
      <text:p text:style-name="Standard">Timer has a resolution in </text:p>
      <text:p text:style-name="Standard">microseconds. On </text:p>
      <text:p text:style-name="Standard">computers without thePerformance Counter, the </text:p>
      <text:p text:style-name="Standard">resolution is 1/18 of asecond. </text:p>
      <text:p text:style-name="Standard"/>
      <text:p text:style-name="Standard">Table 13.1: Intrinsic Date and Time Functions </text:p>
      <text:p text:style-name="Standard"/>
      <text:p text:style-name="Standard"/>
      <text:p text:style-name="Standard">The following short programs demonstrates the return values for Date and Time aswell as using Timer in a delay loop. </text:p>
      <text:p text:style-name="Standard"/>
      <text:p text:style-name="Standard">1 </text:p>
      <text:p text:style-name="Standard">Option Explicit </text:p>
      <text:p text:style-name="Standard">2 </text:p>
      <text:p text:style-name="Standard">3 </text:p>
      <text:p text:style-name="Standard">Dim myTimer As Double </text:p>
      <text:p text:style-name="Standard">4 </text:p>
      <text:p text:style-name="Standard">5 </text:p>
      <text:p text:style-name="Standard"><text:soft-page-break/>Print "Current time is ";Time </text:p>
      <text:p text:style-name="Standard">6 </text:p>
      <text:p text:style-name="Standard">Print "Current date is ";Date </text:p>
      <text:p text:style-name="Standard">7 </text:p>
      <text:p text:style-name="Standard">Print "Number of seconds since computer started: ";Timer </text:p>
      <text:p text:style-name="Standard">8 </text:p>
      <text:p text:style-name="Standard">Print "Pausing for 2 seconds..." </text:p>
      <text:p text:style-name="Standard">9 </text:p>
      <text:p text:style-name="Standard">myTimer = Timer + 2 </text:p>
      <text:p text:style-name="Standard">10 </text:p>
      <text:p text:style-name="Standard">Do11 </text:p>
      <text:p text:style-name="Standard">Sleep 10 </text:p>
      <text:p text:style-name="Standard">12 </text:p>
      <text:p text:style-name="Standard">Loop Until Timer &gt; myTimer </text:p>
      <text:p text:style-name="Standard">13 </text:p>
      <text:p text:style-name="Standard">Print "Press any key to continue..." </text:p>
      <text:p text:style-name="Standard">14 </text:p>
      <text:p text:style-name="Standard">15 </text:p>
      <text:p text:style-name="Standard">Sleep </text:p>
      <text:p text:style-name="Standard">16 </text:p>
      <text:p text:style-name="Standard">End </text:p>
      <text:p text:style-name="Standard"/>
      <text:p text:style-name="Standard"/>
      <text:p text:style-name="Standard">Listing 13.1: datetime.bas </text:p>
      <text:p text:style-name="Standard"/>
      <text:p text:style-name="Standard"><text:tab/>Analysis: Line 3 dimensions a double-type variable for use with the Timer function.</text:p>
      <text:p text:style-name="Standard">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Standard">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Standard"/>
      <text:p text:style-name="Standard">When you run the program you should see something similar to the following </text:p>
      <text:p text:style-name="Standard">output. </text:p>
      <text:p text:style-name="Standard"/>
      <text:p text:style-name="Standard">Current time is 11:44:02 </text:p>
      <text:p text:style-name="Standard"/>
      <text:p text:style-name="Standard"/>
      <text:p text:style-name="Standard">Current date is 06272006 </text:p>
      <text:p text:style-name="Standard"/>
      <text:p text:style-name="Standard"/>
      <text:p text:style-name="Standard"><text:soft-page-break/>Number of seconds since computer started: 10710.42349851727 </text:p>
      <text:p text:style-name="Standard"/>
      <text:p text:style-name="Standard"/>
      <text:p text:style-name="Standard">Pausing for 2 seconds... </text:p>
      <text:p text:style-name="Standard"/>
      <text:p text:style-name="Standard"/>
      <text:p text:style-name="Standard">Press any key to continue... </text:p>
      <text:p text:style-name="Standard"/>
      <text:p text:style-name="Standard"/>
      <text:p text:style-name="Standard">Output 13.1: Output of datetime.bas </text:p>
      <text:p text:style-name="Standard"/>
      <text:p text:style-name="Standard"/>
      <text:p text:style-name="Standard">As the example program illustrates, you can use the Timer function for delay loops.</text:p>
      <text:p text:style-name="Standard">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Standard"/>
      <text:p text:style-name="Standard">Extended Date and Time Functions </text:p>
      <text:p text:style-name="Standard"/>
      <text:p text:style-name="Standard">In addition to the functions listed above, FreeBasic has several extended date and </text:p>
      <text:p text:style-name="Standard">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Standard"/>
      <text:p text:style-name="Standard">DateAdd Function </text:p>
      <text:p text:style-name="Standard"/>
      <text:p text:style-name="Standard">The DateAdd function returns a future or past date or time based on a certaininterval. The function requires a serial start date or time, an interval string and thenumber of intervals. </text:p>
      <text:p text:style-name="Standard"/>
      <text:p text:style-name="Standard">date_serial = DateAdd(interval_string, number_of_intervals, </text:p>
      <text:p text:style-name="Standard">start_date_serial) </text:p>
      <text:p text:style-name="Standard"/>
      <text:p text:style-name="Standard"/>
      <text:p text:style-name="Standard">The following list explains each of the parameters in order; that is, interval_stringis 1 below, number_of_intervals is listed as 2, and so on, along with the return value.</text:p>
      <text:p text:style-name="Standard"/>
      <text:p text:style-name="Standard"><text:s/>1. Interval string: This is a string that indicates what interval to add to the startdate_serial. </text:p>
      <text:p text:style-name="Standard">a) “yyyy”: years</text:p>
      <text:p text:style-name="Standard"/>
      <text:p text:style-name="Standard"><text:s/>b) </text:p>
      <text:p text:style-name="Standard"><text:soft-page-break/>“q”: quarters</text:p>
      <text:p text:style-name="Standard"/>
      <text:p text:style-name="Standard"><text:s/>c) </text:p>
      <text:p text:style-name="Standard">“m”: months</text:p>
      <text:p text:style-name="Standard"/>
      <text:p text:style-name="Standard"><text:s/>d) </text:p>
      <text:p text:style-name="Standard">“ww”: weeks</text:p>
      <text:p text:style-name="Standard"/>
      <text:p text:style-name="Standard"><text:s/>e) </text:p>
      <text:p text:style-name="Standard">“d”,”w”,”y”: days</text:p>
      <text:p text:style-name="Standard"/>
      <text:p text:style-name="Standard"><text:s/>f) </text:p>
      <text:p text:style-name="Standard">“h”: hours</text:p>
      <text:p text:style-name="Standard"/>
      <text:p text:style-name="Standard"><text:s/>g) </text:p>
      <text:p text:style-name="Standard">“n”: minutes</text:p>
      <text:p text:style-name="Standard"/>
      <text:p text:style-name="Standard"><text:s/>h) “s:” seconds</text:p>
      <text:p text:style-name="Standard"/>
      <text:p text:style-name="Standard"><text:s/>2. Number of intervals: The number of intervals defined in interval_string to add tothe passed date_serial. </text:p>
      <text:p text:style-name="Standard">3. Date serial: The starting date in the calculation. </text:p>
      <text:p text:style-name="Standard"/>
      <text:p text:style-name="Standard"><text:s/>4. Return: Returns a date serial that is offset by intervals from the starting date. </text:p>
      <text:p text:style-name="Standard">The following program illustrates the DateAdd function. </text:p>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ate serial variable </text:p>
      <text:p text:style-name="Standard">6 </text:p>
      <text:p text:style-name="Standard">Dim nDate As Double </text:p>
      <text:p text:style-name="Standard">7 </text:p>
      <text:p text:style-name="Standard">Dim interval As Integer = 2 </text:p>
      <text:p text:style-name="Standard">8 </text:p>
      <text:p text:style-name="Standard">Dim intervalstr As String </text:p>
      <text:p text:style-name="Standard">9 </text:p>
      <text:p text:style-name="Standard">10 </text:p>
      <text:p text:style-name="Standard">Print "Number of intervals:";interval </text:p>
      <text:p text:style-name="Standard">11 </text:p>
      <text:p text:style-name="Standard">Print </text:p>
      <text:p text:style-name="Standard"><text:soft-page-break/>12 </text:p>
      <text:p text:style-name="Standard">Print "Current Date: ";Format(Now, "mmddyyyy") </text:p>
      <text:p text:style-name="Standard">13 </text:p>
      <text:p text:style-name="Standard">Print </text:p>
      <text:p text:style-name="Standard">14 </text:p>
      <text:p text:style-name="Standard">'Year interval </text:p>
      <text:p text:style-name="Standard">15 </text:p>
      <text:p text:style-name="Standard">intervalstr = "yyyy" </text:p>
      <text:p text:style-name="Standard">16 </text:p>
      <text:p text:style-name="Standard">nDate = DateAdd(intervalstr, interval, Now) </text:p>
      <text:p text:style-name="Standard">17 </text:p>
      <text:p text:style-name="Standard">Print intervalstr;": ";Format(nDate, "mmddyyyy") </text:p>
      <text:p text:style-name="Standard">18 </text:p>
      <text:p text:style-name="Standard">'Quarter interval </text:p>
      <text:p text:style-name="Standard">19 </text:p>
      <text:p text:style-name="Standard">intervalstr = "q" </text:p>
      <text:p text:style-name="Standard">20 </text:p>
      <text:p text:style-name="Standard">nDate = DateAdd(intervalstr, interval, Now) </text:p>
      <text:p text:style-name="Standard">21 </text:p>
      <text:p text:style-name="Standard">Print intervalstr;": ";Format(nDate, "mmddyyyy") </text:p>
      <text:p text:style-name="Standard">22 </text:p>
      <text:p text:style-name="Standard">'Month interval </text:p>
      <text:p text:style-name="Standard">23 </text:p>
      <text:p text:style-name="Standard">intervalstr = "m" </text:p>
      <text:p text:style-name="Standard">24 </text:p>
      <text:p text:style-name="Standard">nDate = DateAdd(intervalstr, interval, Now) </text:p>
      <text:p text:style-name="Standard">25 </text:p>
      <text:p text:style-name="Standard">Print intervalstr;": ";Format(nDate, "mmddyyyy") </text:p>
      <text:p text:style-name="Standard">26 </text:p>
      <text:p text:style-name="Standard">'Week interval </text:p>
      <text:p text:style-name="Standard">27 </text:p>
      <text:p text:style-name="Standard">intervalstr = "ww" </text:p>
      <text:p text:style-name="Standard">28 </text:p>
      <text:p text:style-name="Standard">nDate = DateAdd(intervalstr, interval, Now) </text:p>
      <text:p text:style-name="Standard">29 </text:p>
      <text:p text:style-name="Standard">Print intervalstr;": ";Format(nDate, "mmddyyyy") </text:p>
      <text:p text:style-name="Standard">30 </text:p>
      <text:p text:style-name="Standard">'Day interval </text:p>
      <text:p text:style-name="Standard">31 </text:p>
      <text:p text:style-name="Standard">intervalstr = "d" </text:p>
      <text:p text:style-name="Standard">32 </text:p>
      <text:p text:style-name="Standard">nDate = DateAdd(intervalstr, interval, Now) </text:p>
      <text:p text:style-name="Standard">33 </text:p>
      <text:p text:style-name="Standard">Print intervalstr;": ";Format(nDate, "mmddyyyy") </text:p>
      <text:p text:style-name="Standard"><text:soft-page-break/>34 </text:p>
      <text:p text:style-name="Standard">'w day interval </text:p>
      <text:p text:style-name="Standard">35 </text:p>
      <text:p text:style-name="Standard">intervalstr = "w" </text:p>
      <text:p text:style-name="Standard">36 </text:p>
      <text:p text:style-name="Standard">nDate = DateAdd(intervalstr, interval, Now) </text:p>
      <text:p text:style-name="Standard">37 </text:p>
      <text:p text:style-name="Standard">Print intervalstr;": ";Format(nDate, "mmddyyyy") </text:p>
      <text:p text:style-name="Standard">38 </text:p>
      <text:p text:style-name="Standard">'y day interval </text:p>
      <text:p text:style-name="Standard">39 </text:p>
      <text:p text:style-name="Standard">intervalstr = "y" </text:p>
      <text:p text:style-name="Standard">40 </text:p>
      <text:p text:style-name="Standard">nDate = DateAdd(intervalstr, interval, Now) </text:p>
      <text:p text:style-name="Standard">41 </text:p>
      <text:p text:style-name="Standard">Print intervalstr;": ";Format(nDate, "mmddyyyy") </text:p>
      <text:p text:style-name="Standard"/>
      <text:p text:style-name="Standard"/>
      <text:p text:style-name="Standard"/>
      <text:p text:style-name="Standard">'Quarter interval </text:p>
      <text:p text:style-name="Standard">intervalstr = "q" </text:p>
      <text:p text:style-name="Standard">nDate = DateAdd(intervalstr, interval, Now) </text:p>
      <text:p text:style-name="Standard">Print intervalstr;": ";Format(nDate, "mmddyyyy") </text:p>
      <text:p text:style-name="Standard">Print </text:p>
      <text:p text:style-name="Standard">Print "Current time: ";Format(Now, "hh:mm:ss") </text:p>
      <text:p text:style-name="Standard">Print </text:p>
      <text:p text:style-name="Standard">'Hour interval </text:p>
      <text:p text:style-name="Standard">intervalstr = "h" </text:p>
      <text:p text:style-name="Standard">nDate = DateAdd(intervalstr, interval, Now) </text:p>
      <text:p text:style-name="Standard">Print intervalstr;": ";Format(nDate, "hh:mm:ss") </text:p>
      <text:p text:style-name="Standard">'Minute interval </text:p>
      <text:p text:style-name="Standard">intervalstr = "n" </text:p>
      <text:p text:style-name="Standard">nDate = DateAdd(intervalstr, interval, Now) </text:p>
      <text:p text:style-name="Standard">Print intervalstr;": ";Format(nDate, "hh:mm:ss") </text:p>
      <text:p text:style-name="Standard">'Second interval </text:p>
      <text:p text:style-name="Standard">intervalstr = "s" </text:p>
      <text:p text:style-name="Standard">nDate = DateAdd(intervalstr, interval, Now) </text:p>
      <text:p text:style-name="Standard">Print intervalstr;": ";Format(nDate, "hh:mm:ss") </text:p>
      <text:p text:style-name="Standard"/>
      <text:p text:style-name="Standard"/>
      <text:p text:style-name="Standard">Sleep </text:p>
      <text:p text:style-name="Standard">End </text:p>
      <text:p text:style-name="Standard"/>
      <text:p text:style-name="Standard"/>
      <text:p text:style-name="Standard"><text:soft-page-break/>Listing 13.2: dateadd.bas </text:p>
      <text:p text:style-name="Standard"/>
      <text:p text:style-name="Standard"><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Standard"/>
      <text:p text:style-name="Standard">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Standard">format function's format string “mm-dd-yyyy” will print a two digit month, a two digit dayand a four digit year. </text:p>
      <text:p text:style-name="Standard">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Standard"/>
      <text:p text:style-name="Standard">Line 47 pints the current time. DateAdd works with time numbers as well as dates,</text:p>
      <text:p text:style-name="Standard">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Standard">printed in the same fashion. </text:p>
      <text:p text:style-name="Standard"/>
      <text:p text:style-name="Standard">When you run the program your output should look similar to the following. </text:p>
      <text:p text:style-name="Standard"/>
      <text:p text:style-name="Standard">Number of intervals: 2 </text:p>
      <text:p text:style-name="Standard"/>
      <text:p text:style-name="Standard"/>
      <text:p text:style-name="Standard">Current Date: 06272006 </text:p>
      <text:p text:style-name="Standard"/>
      <text:p text:style-name="Standard"/>
      <text:p text:style-name="Standard">yyyy: 06272008 </text:p>
      <text:p text:style-name="Standard"/>
      <text:p text:style-name="Standard"/>
      <text:p text:style-name="Standard">q: 12272006 </text:p>
      <text:p text:style-name="Standard">m: 08272006 </text:p>
      <text:p text:style-name="Standard">ww: 07112006 </text:p>
      <text:p text:style-name="Standard">d: 06292006 </text:p>
      <text:p text:style-name="Standard">w: 06292006 </text:p>
      <text:p text:style-name="Standard">y: 06292006 </text:p>
      <text:p text:style-name="Standard">q: 12272006 </text:p>
      <text:p text:style-name="Standard">Current time: 16:28:12 </text:p>
      <text:p text:style-name="Standard"/>
      <text:p text:style-name="Standard"/>
      <text:p text:style-name="Standard"><text:soft-page-break/>h: 18:28:12 </text:p>
      <text:p text:style-name="Standard">n: 16:30:12 </text:p>
      <text:p text:style-name="Standard">s: 16:28:14 </text:p>
      <text:p text:style-name="Standard">Output 13.2: Output of datedd.bas </text:p>
      <text:p text:style-name="Standard"/>
      <text:p text:style-name="Standard">Using a negative interval number will return a past date, rather than a future date.</text:p>
      <text:p text:style-name="Standard">Changing the variable interval in the above program to -2 will result in the followingoutput. Notice that the date and time return values are two intervals in the past. </text:p>
      <text:p text:style-name="Standard"/>
      <text:p text:style-name="Standard">Number of intervals:2 </text:p>
      <text:p text:style-name="Standard"/>
      <text:p text:style-name="Standard"/>
      <text:p text:style-name="Standard">Current Date: 06272006 </text:p>
      <text:p text:style-name="Standard"/>
      <text:p text:style-name="Standard"/>
      <text:p text:style-name="Standard">yyyy: 06272004 </text:p>
      <text:p text:style-name="Standard"/>
      <text:p text:style-name="Standard"/>
      <text:p text:style-name="Standard">q: 12272005 </text:p>
      <text:p text:style-name="Standard">m: 04272006 </text:p>
      <text:p text:style-name="Standard">ww: 06132006 </text:p>
      <text:p text:style-name="Standard">d: 06252006 </text:p>
      <text:p text:style-name="Standard">w: 06252006 </text:p>
      <text:p text:style-name="Standard">y: 06252006 </text:p>
      <text:p text:style-name="Standard">q: 12272005 </text:p>
      <text:p text:style-name="Standard">Current time: 16:52:09 </text:p>
      <text:p text:style-name="Standard"/>
      <text:p text:style-name="Standard"/>
      <text:p text:style-name="Standard"/>
      <text:p text:style-name="P1"/>
      <text:p text:style-name="Standard">h: 14:52:09 </text:p>
      <text:p text:style-name="Standard">n: 16:50:09 </text:p>
      <text:p text:style-name="Standard">s: 16:52:07 </text:p>
      <text:p text:style-name="Standard">Output 13.3: Output with Negative Interval Number </text:p>
      <text:p text:style-name="Standard"/>
      <text:p text:style-name="Standard">DateDiff Function </text:p>
      <text:p text:style-name="Standard"/>
      <text:p text:style-name="Standard">The DateDiff functions returns the difference between two date or time serials </text:p>
      <text:p text:style-name="Standard">based on a certain interval. The function requires two date or time serials and an intervalstring. You can optionally specify the first day of the week or the first day of the year. </text:p>
      <text:p text:style-name="Standard"/>
      <text:p text:style-name="Standard">int_value </text:p>
      <text:p text:style-name="Standard">= DateDiff(interval_string, date_serial1, date_serial2) </text:p>
      <text:p text:style-name="Standard"/>
      <text:p text:style-name="Standard"/>
      <text:p text:style-name="Standard">int_value </text:p>
      <text:p text:style-name="Standard">= DateDiff(interval_string, date_serial1, date_serial2, </text:p>
      <text:p text:style-name="Standard">first_day_of_week) </text:p>
      <text:p text:style-name="Standard"/>
      <text:p text:style-name="Standard"/>
      <text:p text:style-name="Standard">int_value </text:p>
      <text:p text:style-name="Standard">= DateDiff(interval_string, date_serial1, date_serial2, </text:p>
      <text:p text:style-name="Standard">first_day_of_week, first_day_of_year) </text:p>
      <text:p text:style-name="Standard"/>
      <text:p text:style-name="Standard"/>
      <text:p text:style-name="Standard">You can specify the first day of the week when using the “ww” interval but thedefault is to use the system setting. You can also specify which week belongs to whichyear when a week spans the end of one year and the beginning of the next year.</text:p>
      <text:p text:style-name="Standard"/>
      <text:p text:style-name="Standard"><text:s/>1. Interval string: The interval strings are the same strings used in the DateAddfunction. </text:p>
      <text:p text:style-name="Standard">2. Date Serial 1: The first date or time of the difference. </text:p>
      <text:p text:style-name="Standard">3. Date Serial 2: The second date or time of the difference. </text:p>
      <text:p text:style-name="Standard">4. First Day of the week: Specifies the day number of the first day of the week. This isused when using the “ww”, or week, interval string. </text:p>
      <text:p text:style-name="Standard">a) Not specified: Sunday. </text:p>
      <text:p text:style-name="Standard">b) 0: Local settings. </text:p>
      <text:p text:style-name="Standard">c) 1: Sunday. </text:p>
      <text:p text:style-name="Standard">d) 2: Monday. </text:p>
      <text:p text:style-name="Standard">e) 3: Tuesday. </text:p>
      <text:p text:style-name="Standard">f) 4: Wednesday. </text:p>
      <text:p text:style-name="Standard">g) 5: Thursday. </text:p>
      <text:p text:style-name="Standard">h) 6: Friday. </text:p>
      <text:p text:style-name="Standard">i) 7: Saturday.</text:p>
      <text:p text:style-name="Standard"><text:soft-page-break/></text:p>
      <text:p text:style-name="Standard"/>
      <text:p text:style-name="Standard"><text:s/>5. First day of the year: Specifies what year a week will be associated withwhen the week spans years. </text:p>
      <text:p text:style-name="Standard">a) 0: Local settings. </text:p>
      <text:p text:style-name="Standard">b) 1: January 1 week. </text:p>
      <text:p text:style-name="Standard">c) 2: First week having four days in the year. </text:p>
      <text:p text:style-name="Standard"/>
      <text:p text:style-name="Standard"/>
      <text:p text:style-name="Standard"/>
      <text:p text:style-name="Standard"><text:s/>d) 3: First full week of year.</text:p>
      <text:p text:style-name="Standard"/>
      <text:p text:style-name="Standard"><text:s/>6. Return: Returns an integer value that represents the number of intervalsbetween the two date or time values. </text:p>
      <text:p text:style-name="Standard">The following program illustrates the DateDiff function. </text:p>
      <text:p text:style-name="Standard"/>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im As Double Date1, Date2 </text:p>
      <text:p text:style-name="Standard">6 </text:p>
      <text:p text:style-name="Standard">7 </text:p>
      <text:p text:style-name="Standard">'Get current date </text:p>
      <text:p text:style-name="Standard">8 </text:p>
      <text:p text:style-name="Standard">Date1 = Now </text:p>
      <text:p text:style-name="Standard">9 </text:p>
      <text:p text:style-name="Standard">'Get past date </text:p>
      <text:p text:style-name="Standard">10 </text:p>
      <text:p text:style-name="Standard">Date2 = DateValue("1/1/2006") </text:p>
      <text:p text:style-name="Standard">11 </text:p>
      <text:p text:style-name="Standard">12 </text:p>
      <text:p text:style-name="Standard">'Print out number of days since first of year '06 </text:p>
      <text:p text:style-name="Standard">13 </text:p>
      <text:p text:style-name="Standard">Print "Number of days since ";Format(Date2, "mm/dd/yyyy");" is";DateDiff("d", Date2, </text:p>
      <text:p text:style-name="Standard">14 </text:p>
      <text:p text:style-name="Standard">Date1) </text:p>
      <text:p text:style-name="Standard">15 </text:p>
      <text:p text:style-name="Standard">16 </text:p>
      <text:p text:style-name="Standard">Sleep </text:p>
      <text:p text:style-name="Standard"/>
      <text:p text:style-name="Standard"/>
      <text:p text:style-name="Standard"><text:soft-page-break/>End </text:p>
      <text:p text:style-name="Standard"/>
      <text:p text:style-name="Standard"/>
      <text:p text:style-name="Standard">Listing 13.3: datediff.bas </text:p>
      <text:p text:style-name="Standard"/>
      <text:p text:style-name="Standard"><text:tab/>Analysis: Line 3 includes the extended date and time functions contained in the </text:p>
      <text:p text:style-name="Standard">vbcompat.bi include file. Line 5 dimensions two double-type variables to hold the currentand past date. Line 8 gets the current date and time. Line 10 uses the DateValue functionto convert the string date to a DateSerial value. Line thirteen prints the number of daysthat have elapsed since January 1, 2006. </text:p>
      <text:p text:style-name="Standard"/>
      <text:p text:style-name="Standard">When you run the program you should see output similar to the following. </text:p>
      <text:p text:style-name="Standard"/>
      <text:p text:style-name="Standard">Number of days since 01/01/2006 is 225 </text:p>
      <text:p text:style-name="Standard"/>
      <text:p text:style-name="Standard"/>
      <text:p text:style-name="Standard">Output 13.4: Output of datediff.bas </text:p>
      <text:p text:style-name="Standard"/>
      <text:p text:style-name="Standard">DatePart Function </text:p>
      <text:p text:style-name="Standard"/>
      <text:p text:style-name="Standard">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Standard"/>
      <text:p text:style-name="Standard">int_value = DatePart(interval_string, date_serial) </text:p>
      <text:p text:style-name="Standard"/>
      <text:p text:style-name="Standard"/>
      <text:p text:style-name="Standard"/>
      <text:p text:style-name="Standard">int_value </text:p>
      <text:p text:style-name="Standard">= DatePart(interval_string, date_serial, first_day_of_week) </text:p>
      <text:p text:style-name="Standard"/>
      <text:p text:style-name="Standard"/>
      <text:p text:style-name="Standard">int_value </text:p>
      <text:p text:style-name="Standard">= DatePart(interval_string, date_serial, first_day_of_week, </text:p>
      <text:p text:style-name="Standard">first_day_of_year) </text:p>
      <text:p text:style-name="Standard"/>
      <text:p text:style-name="Standard"/>
      <text:p text:style-name="Standard">1. Interval string: The interval strings are the same strings used in the DateAddfunction. </text:p>
      <text:p text:style-name="Standard">2. Date Serial: A date or time serial number. </text:p>
      <text:p text:style-name="Standard">3. First Day of the week: Specifies the day number of the first day of the week. Thevalues are the same as those listed in the DateDiff function. </text:p>
      <text:p text:style-name="Standard">4. First day of the year: Specifies what year a week will be associated with when theweek spans years. The values are the same as those listed in the DateDiff function. </text:p>
      <text:p text:style-name="Standard">5. Return: Returns an integer representing the interval value. </text:p>
      <text:p text:style-name="Standard">The following program illustrates using the DatePart function. </text:p>
      <text:p text:style-name="Standard"><text:soft-page-break/></text:p>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im As Double myDate </text:p>
      <text:p text:style-name="Standard">6 </text:p>
      <text:p text:style-name="Standard">7 </text:p>
      <text:p text:style-name="Standard">'Get current date </text:p>
      <text:p text:style-name="Standard">8 </text:p>
      <text:p text:style-name="Standard">myDate = Now </text:p>
      <text:p text:style-name="Standard">9 </text:p>
      <text:p text:style-name="Standard">10 </text:p>
      <text:p text:style-name="Standard">'Print date values </text:p>
      <text:p text:style-name="Standard">11 </text:p>
      <text:p text:style-name="Standard">Print "Day number is";Datepart("d", myDate) </text:p>
      <text:p text:style-name="Standard">12 </text:p>
      <text:p text:style-name="Standard">Print "Week number is";Datepart("ww", myDate) </text:p>
      <text:p text:style-name="Standard">13 </text:p>
      <text:p text:style-name="Standard">Print "Month number is";Datepart("m", myDate) </text:p>
      <text:p text:style-name="Standard">14 </text:p>
      <text:p text:style-name="Standard">'Print the current time numbers </text:p>
      <text:p text:style-name="Standard">15 </text:p>
      <text:p text:style-name="Standard">Print "Hour is";DatePart("h", myDate) </text:p>
      <text:p text:style-name="Standard">16 </text:p>
      <text:p text:style-name="Standard">Print "Minutes are";DatePart("n", myDate) </text:p>
      <text:p text:style-name="Standard">17 </text:p>
      <text:p text:style-name="Standard">Print "Seconds are";DatePart("s", myDate) </text:p>
      <text:p text:style-name="Standard">18 </text:p>
      <text:p text:style-name="Standard">19 </text:p>
      <text:p text:style-name="Standard">Sleep </text:p>
      <text:p text:style-name="Standard">20 </text:p>
      <text:p text:style-name="Standard">End </text:p>
      <text:p text:style-name="Standard"/>
      <text:p text:style-name="Standard"/>
      <text:p text:style-name="Standard">Listing 13.4: datepart.bas </text:p>
      <text:p text:style-name="Standard"/>
      <text:p text:style-name="Standard"><text:tab/>Analysis: Line 3 includes the extended date and time functions. Line 5 creates a </text:p>
      <text:p text:style-name="Standard">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text:soft-page-break/>prints the second number. Theprogram is closed in the usual way. </text:p>
      <text:p text:style-name="Standard"/>
      <text:p text:style-name="Standard"/>
      <text:p text:style-name="Standard">When you run the program you should see something similar to the following. </text:p>
      <text:p text:style-name="Standard"/>
      <text:p text:style-name="Standard">Day number is 15 </text:p>
      <text:p text:style-name="Standard">Week number is 33 </text:p>
      <text:p text:style-name="Standard">Month number is 8 </text:p>
      <text:p text:style-name="Standard">Hour is 9 </text:p>
      <text:p text:style-name="Standard">Minutes are 52 </text:p>
      <text:p text:style-name="Standard">Seconds are 58 </text:p>
      <text:p text:style-name="Standard"/>
      <text:p text:style-name="Standard"/>
      <text:p text:style-name="Standard">Output 13.5: Output of datepart.bas </text:p>
      <text:p text:style-name="Standard"/>
      <text:p text:style-name="Standard">The values you see will depend on the current date and time setting of your </text:p>
      <text:p text:style-name="Standard">computer. </text:p>
      <text:p text:style-name="Standard"/>
      <text:p text:style-name="Standard">DateSerial Function </text:p>
      <text:p text:style-name="Standard"/>
      <text:p text:style-name="Standard">The DateSerial function will return a double-type DateSerial value based on thepassed year, month and day. The date value returned by DateSerial has no time </text:p>
      <text:p text:style-name="Standard">component. </text:p>
      <text:p text:style-name="Standard"/>
      <text:p text:style-name="Standard">date_serial = DateSerial(year, month, day) </text:p>
      <text:p text:style-name="Standard"/>
      <text:p text:style-name="Standard"/>
      <text:p text:style-name="Standard">1. Year: The year component of the date. </text:p>
      <text:p text:style-name="Standard">2. Month: The month component of the date. </text:p>
      <text:p text:style-name="Standard">3. Day: The day component of the the date. </text:p>
      <text:p text:style-name="Standard">4. Return: Returns a DateSerial that is the value of the year, month and day </text:p>
      <text:p text:style-name="Standard">components. </text:p>
      <text:p text:style-name="Standard">The following program illustrates using the DateSerial function. </text:p>
      <text:p text:style-name="Standard"/>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im As Double myDate </text:p>
      <text:p text:style-name="Standard">6 </text:p>
      <text:p text:style-name="Standard">7 </text:p>
      <text:p text:style-name="Standard"><text:soft-page-break/>'Build a date serial using the Datepart function </text:p>
      <text:p text:style-name="Standard">8 </text:p>
      <text:p text:style-name="Standard">myDate = DateSerial(Datepart("yyyy", Now), Datepart("m", Now), _</text:p>
      <text:p text:style-name="Standard">9 </text:p>
      <text:p text:style-name="Standard">Datepart("d", Now)) </text:p>
      <text:p text:style-name="Standard">10 </text:p>
      <text:p text:style-name="Standard">Print "Current date is ";format(myDate, "mm/dd/yyyy") </text:p>
      <text:p text:style-name="Standard">11 </text:p>
      <text:p text:style-name="Standard">12 </text:p>
      <text:p text:style-name="Standard">Sleep </text:p>
      <text:p text:style-name="Standard">13 </text:p>
      <text:p text:style-name="Standard">End </text:p>
      <text:p text:style-name="Standard"/>
      <text:p text:style-name="Standard"/>
      <text:p text:style-name="Standard"/>
      <text:p text:style-name="Standard">Listing 13.5: dateserial.bas </text:p>
      <text:p text:style-name="Standard"/>
      <text:p text:style-name="Standard"><text:tab/>Analysis: Line 3 includes the extended date and time functions in the program.</text:p>
      <text:p text:style-name="Standard">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Standard"/>
      <text:p text:style-name="Standard">When you run the program you should see the current system date. </text:p>
      <text:p text:style-name="Standard"/>
      <text:p text:style-name="Standard">Current date is 08/15/2006 </text:p>
      <text:p text:style-name="Standard"/>
      <text:p text:style-name="Standard"/>
      <text:p text:style-name="Standard">Output 13.6: Output of dateserial.bas </text:p>
      <text:p text:style-name="Standard"/>
      <text:p text:style-name="Standard">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Standard"/>
      <text:p text:style-name="Standard">DateValue Function </text:p>
      <text:p text:style-name="Standard"/>
      <text:p text:style-name="Standard">The DateValue function takes a string as it argument and returns a date serialvalue. The date string must be in the same format as the regional settings of the </text:p>
      <text:p text:style-name="Standard">computer. </text:p>
      <text:p text:style-name="Standard"/>
      <text:p text:style-name="Standard">date_serial = DateValue(date_string) </text:p>
      <text:p text:style-name="Standard"/>
      <text:p text:style-name="Standard"/>
      <text:p text:style-name="Standard"><text:soft-page-break/>1. Date String: A date string in the current regional setting format. DateValue will onlyconvert a date string, not a time string. </text:p>
      <text:p text:style-name="Standard">2. Return: A DateSerial representing the date string. </text:p>
      <text:p text:style-name="Standard">The following program illustrates using the DateValue function. </text:p>
      <text:p text:style-name="Standard"/>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im As Double myDate </text:p>
      <text:p text:style-name="Standard">6 </text:p>
      <text:p text:style-name="Standard">Dim As String myDateStr </text:p>
      <text:p text:style-name="Standard">7 </text:p>
      <text:p text:style-name="Standard">8 </text:p>
      <text:p text:style-name="Standard">'Create a date string value </text:p>
      <text:p text:style-name="Standard">9 </text:p>
      <text:p text:style-name="Standard">myDateStr = "08/15/2006" </text:p>
      <text:p text:style-name="Standard">10 </text:p>
      <text:p text:style-name="Standard">'Get the serial date value </text:p>
      <text:p text:style-name="Standard">11 </text:p>
      <text:p text:style-name="Standard">myDate = DateValue(myDateStr) </text:p>
      <text:p text:style-name="Standard"/>
      <text:p text:style-name="Standard"/>
      <text:p text:style-name="Standard"/>
      <text:p text:style-name="Standard">12 </text:p>
      <text:p text:style-name="Standard">'Print the value </text:p>
      <text:p text:style-name="Standard">13 </text:p>
      <text:p text:style-name="Standard">Print "Date string is ";Format(myDate, "mm/dd/yyyy") </text:p>
      <text:p text:style-name="Standard">14 </text:p>
      <text:p text:style-name="Standard">15 </text:p>
      <text:p text:style-name="Standard">Sleep </text:p>
      <text:p text:style-name="Standard">16 </text:p>
      <text:p text:style-name="Standard">End </text:p>
      <text:p text:style-name="Standard"/>
      <text:p text:style-name="Standard"/>
      <text:p text:style-name="Standard">Listing 13.6: datevalue.bas </text:p>
      <text:p text:style-name="Standard"/>
      <text:p text:style-name="Standard"><text:tab/>Analysis: Line 3 includes the extended date and time functions. Line 5 creates a </text:p>
      <text:p text:style-name="Standard">double DateSerial variable that will contain the converted value. Line 6 defines a stringthat will hold the date string value. Line 9 initializes the string variable to a date format,</text:p>
      <text:p text:style-name="Standard">using the US regional settings. This may have to be changed on your computer if you areusing a <text:soft-page-break/>different setting. Line 11 creates a DateSerial from the string value. Line 13 printsthe value using the Format function. </text:p>
      <text:p text:style-name="Standard"/>
      <text:p text:style-name="Standard">When you run the program you should see the following output. </text:p>
      <text:p text:style-name="Standard"/>
      <text:p text:style-name="Standard">Date string is 08/15/2006 </text:p>
      <text:p text:style-name="Standard"/>
      <text:p text:style-name="Standard"/>
      <text:p text:style-name="Standard">Output 13.7: Output of datevalue.bas </text:p>
      <text:p text:style-name="Standard"/>
      <text:p text:style-name="Standard">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Standard"/>
      <text:p text:style-name="Standard">Day Function </text:p>
      <text:p text:style-name="Standard"/>
      <text:p text:style-name="Standard">The Day function will return the day number from a DateSerial. The Day functiontakes a single date serial value and returns an integer representing the day number. </text:p>
      <text:p text:style-name="Standard"/>
      <text:p text:style-name="Standard">int_value = Day(date_serial) </text:p>
      <text:p text:style-name="Standard"/>
      <text:p text:style-name="Standard"/>
      <text:p text:style-name="Standard">1. DateSerial: The date serial value. </text:p>
      <text:p text:style-name="Standard">2. Return: Integer value representing the day of the month. </text:p>
      <text:p text:style-name="Standard">The Day function returns the same value as DatePart with the day intervalspecified. </text:p>
      <text:p text:style-name="Standard"/>
      <text:p text:style-name="Standard">Hour Function </text:p>
      <text:p text:style-name="Standard"/>
      <text:p text:style-name="Standard">The Hour function returns the current hour number from a TimeSerial value. The </text:p>
      <text:p text:style-name="Standard">Hour function takes a single TimeSerial value, or a DateSerial value with a timecomponent and returns an integer that represents the hour. </text:p>
      <text:p text:style-name="Standard"/>
      <text:p text:style-name="Standard"/>
      <text:p text:style-name="Standard">int_value = Hour(time_serial) </text:p>
      <text:p text:style-name="Standard"/>
      <text:p text:style-name="Standard"/>
      <text:p text:style-name="Standard">1. TimeSerial: The time serial value. </text:p>
      <text:p text:style-name="Standard">2. Return: Integer value representing the hour of the day. If the PM specifier is addedto the time value, the hour number returned will be in 24 hour format. That is, 1:00 </text:p>
      <text:p text:style-name="Standard">PM will return 13. </text:p>
      <text:p text:style-name="Standard">The following program illustrates using the Hour function. </text:p>
      <text:p text:style-name="Standard"/>
      <text:p text:style-name="Standard"><text:soft-page-break/>1 Option Explicit </text:p>
      <text:p text:style-name="Standard">2 </text:p>
      <text:p text:style-name="Standard">3 #Include Once "vbcompat.bi" </text:p>
      <text:p text:style-name="Standard">4 </text:p>
      <text:p text:style-name="Standard">5 Dim As Double myTime </text:p>
      <text:p text:style-name="Standard">6 Dim As String myTimeStr </text:p>
      <text:p text:style-name="Standard">7 </text:p>
      <text:p text:style-name="Standard">8 'Create a date string value </text:p>
      <text:p text:style-name="Standard">9 myTimeStr = "1:10:23 pm" </text:p>
      <text:p text:style-name="Standard">10 'Get the serial date value </text:p>
      <text:p text:style-name="Standard">11 myTime = TimeValue(myTimeStr) </text:p>
      <text:p text:style-name="Standard">12 'Print the value </text:p>
      <text:p text:style-name="Standard">13 Print "Hour is";Hour(myTime) </text:p>
      <text:p text:style-name="Standard">14 </text:p>
      <text:p text:style-name="Standard">15 Sleep </text:p>
      <text:p text:style-name="Standard">16 End </text:p>
      <text:p text:style-name="Standard"/>
      <text:p text:style-name="Standard"/>
      <text:p text:style-name="Standard">Listing 13.7: hour.bas </text:p>
      <text:p text:style-name="Standard"/>
      <text:p text:style-name="Standard"><text:tab/>Analysis: Line 3 includes the extended date and time functions. Line 5 creates a </text:p>
      <text:p text:style-name="Standard">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Standard"/>
      <text:p text:style-name="Standard">When you run the program you should see the following output. </text:p>
      <text:p text:style-name="Standard"/>
      <text:p text:style-name="Standard">Hour is 13 </text:p>
      <text:p text:style-name="Standard"/>
      <text:p text:style-name="Standard"/>
      <text:p text:style-name="Standard">Output 13.8: Output of hour.bas </text:p>
      <text:p text:style-name="Standard"/>
      <text:p text:style-name="Standard"/>
      <text:p text:style-name="Standard">Minute Function </text:p>
      <text:p text:style-name="Standard"/>
      <text:p text:style-name="Standard">The Minute function returns the minute number from a TimeSerial value. The </text:p>
      <text:p text:style-name="Standard">Minute function takes a single TimeSerial value, or a DateSerial with a time component,</text:p>
      <text:p text:style-name="Standard">and returns an integer representing the minute. </text:p>
      <text:p text:style-name="Standard"/>
      <text:p text:style-name="Standard">int_value = Minute(time_serial) </text:p>
      <text:p text:style-name="Standard"/>
      <text:p text:style-name="Standard"/>
      <text:p text:style-name="Standard">1. TimeSerial: The time serial value. </text:p>
      <text:p text:style-name="Standard">2. Return: Integer value representing the minute of the hour. </text:p>
      <text:p text:style-name="Standard"><text:soft-page-break/>Month Function </text:p>
      <text:p text:style-name="Standard"/>
      <text:p text:style-name="Standard">The Month function returns the month number from a DateSerial value. The Month </text:p>
      <text:p text:style-name="Standard">function takes a single DateSerial value and returns an integer representing the month. </text:p>
      <text:p text:style-name="Standard"/>
      <text:p text:style-name="Standard">int_value = Month(date_serial) </text:p>
      <text:p text:style-name="Standard"/>
      <text:p text:style-name="Standard"/>
      <text:p text:style-name="Standard">1. DateSerial: The date serial value. </text:p>
      <text:p text:style-name="Standard">2. Return: Integer value representing the month of the year. </text:p>
      <text:p text:style-name="Standard">MonthName Function </text:p>
      <text:p text:style-name="Standard"/>
      <text:p text:style-name="Standard">The MonthName function returns a string representing the name of the month. TheMonthName function takes an integer representing the month, and an optional flag thatwill return a month abbreviation if set. </text:p>
      <text:p text:style-name="Standard"/>
      <text:p text:style-name="Standard">string_value = MonthName(month_number) </text:p>
      <text:p text:style-name="Standard">string_value = MonthName(month_number, abbreviate) </text:p>
      <text:p text:style-name="Standard"/>
      <text:p text:style-name="Standard"/>
      <text:p text:style-name="Standard">1. Month Number: An integer representing the month. </text:p>
      <text:p text:style-name="Standard">2. Abbreviate: A flag that indicates whether to return an abbreviated month name. Ifflag is 0, the full month will be returned. If the flag is 1, the abbreviated monthname will be returned. </text:p>
      <text:p text:style-name="Standard">3. Return: A string value representing the name of the month. The return value isbased on the current locale settings of the system. </text:p>
      <text:p text:style-name="Standard">The following program illustrates using the MonthName function. </text:p>
      <text:p text:style-name="Standard"/>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im As Integer i </text:p>
      <text:p text:style-name="Standard">6 </text:p>
      <text:p text:style-name="Standard">7 </text:p>
      <text:p text:style-name="Standard">For i = 1 To 12 </text:p>
      <text:p text:style-name="Standard"/>
      <text:p text:style-name="Standard"/>
      <text:p text:style-name="Standard"/>
      <text:p text:style-name="Standard">8 </text:p>
      <text:p text:style-name="Standard">Print "Month ";Monthname(i);" is abbreviated as ";Monthname(i, 1) </text:p>
      <text:p text:style-name="Standard">9 </text:p>
      <text:p text:style-name="Standard"><text:soft-page-break/>Next </text:p>
      <text:p text:style-name="Standard">10 </text:p>
      <text:p text:style-name="Standard">11 </text:p>
      <text:p text:style-name="Standard">Sleep </text:p>
      <text:p text:style-name="Standard">12End </text:p>
      <text:p text:style-name="Standard"/>
      <text:p text:style-name="Standard"/>
      <text:p text:style-name="Standard">Listing 13.8: monthname.bas </text:p>
      <text:p text:style-name="Standard"/>
      <text:p text:style-name="Standard"><text:tab/>Analysis: Line 3 includes the extended date and time function. Line 5 dimensions </text:p>
      <text:p text:style-name="Standard">an integer variable for the following For-Next routine. The For-Next block in lines 7through 9 call the MonthName function to get the full name, and then is called a secondtime with the abbreviate flag set to 1 to get month abbreviation. </text:p>
      <text:p text:style-name="Standard"/>
      <text:p text:style-name="Standard">When you run the program you should see output similar to the following,</text:p>
      <text:p text:style-name="Standard">depending on your local settings. </text:p>
      <text:p text:style-name="Standard"/>
      <text:p text:style-name="Standard">Month January is abbreviated as Jan </text:p>
      <text:p text:style-name="Standard">Month February is abbreviated as Feb </text:p>
      <text:p text:style-name="Standard">Month March is abbreviated as Mar </text:p>
      <text:p text:style-name="Standard">Month April is abbreviated as Apr </text:p>
      <text:p text:style-name="Standard">Month May is abbreviated as May </text:p>
      <text:p text:style-name="Standard">Month June is abbreviated as Jun </text:p>
      <text:p text:style-name="Standard">Month July is abbreviated as Jul </text:p>
      <text:p text:style-name="Standard">Month August is abbreviated as Aug </text:p>
      <text:p text:style-name="Standard">Month September is abbreviated as Sep </text:p>
      <text:p text:style-name="Standard">Month October is abbreviated as Oct </text:p>
      <text:p text:style-name="Standard">Month November is abbreviated as Nov </text:p>
      <text:p text:style-name="Standard">Month December is abbreviated as Dec </text:p>
      <text:p text:style-name="Standard"/>
      <text:p text:style-name="Standard"/>
      <text:p text:style-name="Standard">Output 13.9: Output of monthname.bas </text:p>
      <text:p text:style-name="Standard"/>
      <text:p text:style-name="Standard">Now Function </text:p>
      <text:p text:style-name="Standard"/>
      <text:p text:style-name="Standard">The Now function returns a double-type value representing the current systemdate and time. The Now function takes no parameters. </text:p>
      <text:p text:style-name="Standard"/>
      <text:p text:style-name="Standard">double_value = Now </text:p>
      <text:p text:style-name="Standard"/>
      <text:p text:style-name="Standard"/>
      <text:p text:style-name="Standard">1. Return: A double value representing the current system date and time. </text:p>
      <text:p text:style-name="Standard">Second Function </text:p>
      <text:p text:style-name="Standard"/>
      <text:p text:style-name="Standard"><text:soft-page-break/>The Second function returns an integer value representing the second number of aTimeSerial value, or a DateSerial with a time component. The Second function takes asingle TimeSerial value. </text:p>
      <text:p text:style-name="Standard"/>
      <text:p text:style-name="Standard"/>
      <text:p text:style-name="P1"/>
      <text:p text:style-name="Standard">int_value = Second(time_serial) </text:p>
      <text:p text:style-name="Standard"/>
      <text:p text:style-name="Standard"/>
      <text:p text:style-name="Standard">3. TimeSerial: The time serial value. </text:p>
      <text:p text:style-name="Standard">4. Return: Integer value representing the second of the minute. </text:p>
      <text:p text:style-name="Standard">TimeSerial Function </text:p>
      <text:p text:style-name="Standard"/>
      <text:p text:style-name="Standard">The TimeSerial function will return a double-type TimeSerial value based on thepassed hour, minute and secondy. The time value returned by TimeSerial has no date </text:p>
      <text:p text:style-name="Standard">component. </text:p>
      <text:p text:style-name="Standard"/>
      <text:p text:style-name="Standard">time_serial = TimeSerial(hour, minute, second) </text:p>
      <text:p text:style-name="Standard"/>
      <text:p text:style-name="Standard"/>
      <text:p text:style-name="Standard">1. Hour: The hour component of the time. The hour is passed in twenty-four format. </text:p>
      <text:p text:style-name="Standard">2. Minute: The minute component of the time. </text:p>
      <text:p text:style-name="Standard">3. Second: The second component of the the time. </text:p>
      <text:p text:style-name="Standard">4. Return: Returns a TimeSerial that is the value of the hour, minute and second </text:p>
      <text:p text:style-name="Standard">components. </text:p>
      <text:p text:style-name="Standard">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Standard"/>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im As Double ts, ds, cs </text:p>
      <text:p text:style-name="Standard">6 </text:p>
      <text:p text:style-name="Standard">7 </text:p>
      <text:p text:style-name="Standard">'Get a date serial </text:p>
      <text:p text:style-name="Standard">8 </text:p>
      <text:p text:style-name="Standard">ds = Dateserial(2006, 1, 10) </text:p>
      <text:p text:style-name="Standard">9 </text:p>
      <text:p text:style-name="Standard">'Get a time serial </text:p>
      <text:p text:style-name="Standard">10 </text:p>
      <text:p text:style-name="Standard">ts = Timeserial(13, 10, 42) </text:p>
      <text:p text:style-name="Standard"><text:soft-page-break/>11 </text:p>
      <text:p text:style-name="Standard">'Combine the two </text:p>
      <text:p text:style-name="Standard">12 </text:p>
      <text:p text:style-name="Standard">cs = ds + ts </text:p>
      <text:p text:style-name="Standard">13 </text:p>
      <text:p text:style-name="Standard">'Print values </text:p>
      <text:p text:style-name="Standard">14 </text:p>
      <text:p text:style-name="Standard">Print "Date and time is ";Format(cs, "mm/dd/yyyy hh:mm:ss AM/PM") </text:p>
      <text:p text:style-name="Standard">15 </text:p>
      <text:p text:style-name="Standard">16 </text:p>
      <text:p text:style-name="Standard">Sleep </text:p>
      <text:p text:style-name="Standard">17 </text:p>
      <text:p text:style-name="Standard">End </text:p>
      <text:p text:style-name="Standard"/>
      <text:p text:style-name="Standard"/>
      <text:p text:style-name="Standard"/>
      <text:p text:style-name="Standard">Listing 13.9: timedateserial.bas </text:p>
      <text:p text:style-name="Standard"/>
      <text:p text:style-name="Standard"><text:tab/>Analysis: Line 3 includes the extended date and time functions. Line 5 creates </text:p>
      <text:p text:style-name="Standard">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Standard">value. </text:p>
      <text:p text:style-name="Standard"/>
      <text:p text:style-name="Standard">When you run the program you should see the following output. </text:p>
      <text:p text:style-name="Standard"/>
      <text:p text:style-name="Standard">Date and time is 01/10/2006 01:10:42 PM </text:p>
      <text:p text:style-name="Standard"/>
      <text:p text:style-name="Standard"/>
      <text:p text:style-name="Standard">Output 13.10: Output of timedateserial.bas </text:p>
      <text:p text:style-name="Standard"/>
      <text:p text:style-name="Standard">TimeValue Function </text:p>
      <text:p text:style-name="Standard"/>
      <text:p text:style-name="Standard">The time value function will return a TimeSerial value from a string representingthe time value. The time string can contain either a 24-hour format such as “13:10:42” ora 12-hour format such as “01:10:42PM”. </text:p>
      <text:p text:style-name="Standard"/>
      <text:p text:style-name="Standard">time_serial = TimeValue(time_string) </text:p>
      <text:p text:style-name="Standard"/>
      <text:p text:style-name="Standard"/>
      <text:p text:style-name="Standard">1. Time String: A time string in either 24 or 12-hour formats. </text:p>
      <text:p text:style-name="Standard"><text:soft-page-break/>2. Return: A TimeSerial representing the time string. </text:p>
      <text:p text:style-name="Standard">Year Function </text:p>
      <text:p text:style-name="Standard"/>
      <text:p text:style-name="Standard">The Year function returns an integer value representing the year number of aDateSerial value. The Year function takes a single DateSerial value. </text:p>
      <text:p text:style-name="Standard"/>
      <text:p text:style-name="Standard">int_value = Year(date_serial) </text:p>
      <text:p text:style-name="Standard"/>
      <text:p text:style-name="Standard"/>
      <text:p text:style-name="Standard">1. DateSerial: The date serial value. </text:p>
      <text:p text:style-name="Standard">2. Return: Integer value representing the year of the date serial value. </text:p>
      <text:p text:style-name="Standard">Weekday Function </text:p>
      <text:p text:style-name="Standard"/>
      <text:p text:style-name="Standard">The Weekday function returns the number of the day of the week. The Weekdayfunction takes a DateSerial value and an optional flag that represents the first day of theweek. </text:p>
      <text:p text:style-name="Standard"/>
      <text:p text:style-name="Standard">int_value = Weekday(date_serial) </text:p>
      <text:p text:style-name="Standard">int_value = Weekday(date_serial, first_day_of_week) </text:p>
      <text:p text:style-name="Standard"/>
      <text:p text:style-name="Standard"/>
      <text:p text:style-name="Standard"/>
      <text:p text:style-name="Standard">1. DateSerial: The date serial value. </text:p>
      <text:p text:style-name="Standard">2. First Day of Week: A flag that represents the day number that is regarded as thefirst day of the week. The values are the same as those in the DateDiff function. </text:p>
      <text:p text:style-name="Standard">3. Return: Integer value representing the day of the week. </text:p>
      <text:p text:style-name="Standard">WeekDayName Function </text:p>
      <text:p text:style-name="Standard"/>
      <text:p text:style-name="Standard">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Standard"/>
      <text:p text:style-name="Standard">int_value = WeekDayName(day_number) </text:p>
      <text:p text:style-name="Standard">int_value = WeekDayName(day_number, abbreviate) </text:p>
      <text:p text:style-name="Standard">int_value = WeekDayName(day_number, abbreviate, first_day_of_week) </text:p>
      <text:p text:style-name="Standard"/>
      <text:p text:style-name="Standard"/>
      <text:p text:style-name="Standard">1. Day Number: The day number. The day number is interpreted by the first-day-ofthe-</text:p>
      <text:p text:style-name="Standard">week setting. </text:p>
      <text:p text:style-name="Standard">2. Abbreviate: If this flag is 1, the function will return an abbreviated name, if 0 thenthe full name is returned. </text:p>
      <text:p text:style-name="Standard">3. First Day of Week: A flag that represents the day number that is regarded as thefirst day of the week. The values are the same as those in the DateDiff function. </text:p>
      <text:p text:style-name="Standard">4. Return: A string value that represents the name of the day of the week. The dayname is based on the computer's locale setting. </text:p>
      <text:p text:style-name="Standard"><text:soft-page-break/>The function works juts like the MonthName function with the added first-day-ofthe-</text:p>
      <text:p text:style-name="Standard">week setting. </text:p>
      <text:p text:style-name="Standard"/>
      <text:p text:style-name="Standard">A Look Ahead </text:p>
      <text:p text:style-name="Standard"/>
      <text:p text:style-name="Standard">Once you have created the data in your program, whether it be numeric, date ortime data, you will at some point need to format that data. The Format function has allthe capability you need to format these data types, and is the subject of the nextchapter.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24</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13 Date and Time Functions </dc:title>
    <dc:date>2020-08-16T22:14:35.463000000</dc:date>
    <meta:editing-duration>PT5H5M35S</meta:editing-duration>
    <meta:editing-cycles>10</meta:editing-cycles>
    <meta:generator>LibreOffice/6.4.5.2$Windows_X86_64 LibreOffice_project/a726b36747cf2001e06b58ad5db1aa3a9a1872d6</meta:generator>
    <meta:document-statistic meta:table-count="0" meta:image-count="0" meta:object-count="0" meta:page-count="24" meta:paragraph-count="626" meta:word-count="4397" meta:character-count="27311" meta:non-whitespace-character-count="22920"/>
    <meta:template xlink:type="simple" xlink:actuate="onRequest" xlink:title="" xlink:href="../fbeginnerm.odm" meta:date="2020-01-21T22:06:49.613000000"/>
  </office:meta>
</office:document-meta>
</file>